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6.001cm" svg:height="8.996cm" svg:x="7.291cm" svg:y="0.503cm">
            <draw:object draw:notify-on-update-of-ranges="'Hoja de datos'.A1:'Hoja de datos'.A1 'Hoja de datos'.A2:'Hoja de datos'.A29 'Hoja de datos'.B1:'Hoja de datos'.B1 'Hoja de datos'.B2:'Hoja de datos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6cm" svg:x="23.209cm" svg:y="0.608cm">
            <draw:object draw:notify-on-update-of-ranges="'Hoja de datos'.A1:'Hoja de datos'.A1 'Hoja de datos'.A2:'Hoja de datos'.A29 'Hoja de datos'.C1:'Hoja de datos'.C1 'Hoja de datos'.C2:'Hoja de dato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signaciones</text:p>
          </table:table-cell>
          <table:table-cell table:style-name="ce1" office:value-type="string" calcext:value-type="string">
            <text:p>Comparaciones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73923" calcext:value-type="float">
            <text:p>1073923</text:p>
          </table:table-cell>
          <table:table-cell table:style-name="ce1" office:value-type="float" office:value="2832810" calcext:value-type="float">
            <text:p>2832810</text:p>
          </table:table-cell>
          <table:table-cell table:number-columns-repeated="6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81263" calcext:value-type="float">
            <text:p>1081263</text:p>
          </table:table-cell>
          <table:table-cell table:style-name="ce1" office:value-type="float" office:value="2811390" calcext:value-type="float">
            <text:p>2811390</text:p>
          </table:table-cell>
          <table:table-cell table:number-columns-repeated="6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86802" calcext:value-type="float">
            <text:p>1086802</text:p>
          </table:table-cell>
          <table:table-cell table:style-name="ce1" office:value-type="float" office:value="2807656" calcext:value-type="float">
            <text:p>2807656</text:p>
          </table:table-cell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94102" calcext:value-type="float">
            <text:p>1094102</text:p>
          </table:table-cell>
          <table:table-cell table:style-name="ce1" office:value-type="float" office:value="2781856" calcext:value-type="float">
            <text:p>2781856</text:p>
          </table:table-cell>
          <table:table-cell table:number-columns-repeated="6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96164" calcext:value-type="float">
            <text:p>1096164</text:p>
          </table:table-cell>
          <table:table-cell table:style-name="ce1" office:value-type="float" office:value="2788656" calcext:value-type="float">
            <text:p>2788656</text:p>
          </table:table-cell>
          <table:table-cell table:number-columns-repeated="6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06666" calcext:value-type="float">
            <text:p>1106666</text:p>
          </table:table-cell>
          <table:table-cell table:style-name="ce1" office:value-type="float" office:value="2773946" calcext:value-type="float">
            <text:p>2773946</text:p>
          </table:table-cell>
          <table:table-cell table:number-columns-repeated="6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10403" calcext:value-type="float">
            <text:p>1110403</text:p>
          </table:table-cell>
          <table:table-cell table:style-name="ce1" office:value-type="float" office:value="2799475" calcext:value-type="float">
            <text:p>2799475</text:p>
          </table:table-cell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24038" calcext:value-type="float">
            <text:p>1124038</text:p>
          </table:table-cell>
          <table:table-cell table:style-name="ce1" office:value-type="float" office:value="2750727" calcext:value-type="float">
            <text:p>2750727</text:p>
          </table:table-cell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31084" calcext:value-type="float">
            <text:p>1131084</text:p>
          </table:table-cell>
          <table:table-cell table:style-name="ce1" office:value-type="float" office:value="2754542" calcext:value-type="float">
            <text:p>2754542</text:p>
          </table:table-cell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39496" calcext:value-type="float">
            <text:p>1139496</text:p>
          </table:table-cell>
          <table:table-cell table:style-name="ce1" office:value-type="float" office:value="2749484" calcext:value-type="float">
            <text:p>2749484</text:p>
          </table:table-cell>
          <table:table-cell table:number-columns-repeated="6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0950" calcext:value-type="float">
            <text:p>1150950</text:p>
          </table:table-cell>
          <table:table-cell table:style-name="ce1" office:value-type="float" office:value="2716045" calcext:value-type="float">
            <text:p>2716045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58983" calcext:value-type="float">
            <text:p>1158983</text:p>
          </table:table-cell>
          <table:table-cell table:style-name="ce1" office:value-type="float" office:value="2763381" calcext:value-type="float">
            <text:p>2763381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69686" calcext:value-type="float">
            <text:p>1169686</text:p>
          </table:table-cell>
          <table:table-cell table:style-name="ce1" office:value-type="float" office:value="2757241" calcext:value-type="float">
            <text:p>2757241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83573" calcext:value-type="float">
            <text:p>1183573</text:p>
          </table:table-cell>
          <table:table-cell table:style-name="ce1" office:value-type="float" office:value="2722363" calcext:value-type="float">
            <text:p>2722363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89722" calcext:value-type="float">
            <text:p>1189722</text:p>
          </table:table-cell>
          <table:table-cell table:style-name="ce1" office:value-type="float" office:value="2749316" calcext:value-type="float">
            <text:p>2749316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02267" calcext:value-type="float">
            <text:p>1202267</text:p>
          </table:table-cell>
          <table:table-cell table:style-name="ce1" office:value-type="float" office:value="2747145" calcext:value-type="float">
            <text:p>2747145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12461" calcext:value-type="float">
            <text:p>1212461</text:p>
          </table:table-cell>
          <table:table-cell table:style-name="ce1" office:value-type="float" office:value="2747707" calcext:value-type="float">
            <text:p>2747707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25187" calcext:value-type="float">
            <text:p>1225187</text:p>
          </table:table-cell>
          <table:table-cell table:style-name="ce1" office:value-type="float" office:value="2755600" calcext:value-type="float">
            <text:p>2755600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35664" calcext:value-type="float">
            <text:p>1235664</text:p>
          </table:table-cell>
          <table:table-cell table:style-name="ce1" office:value-type="float" office:value="2752768" calcext:value-type="float">
            <text:p>2752768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46542" calcext:value-type="float">
            <text:p>1246542</text:p>
          </table:table-cell>
          <table:table-cell table:style-name="ce1" office:value-type="float" office:value="2765578" calcext:value-type="float">
            <text:p>2765578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56475" calcext:value-type="float">
            <text:p>1256475</text:p>
          </table:table-cell>
          <table:table-cell table:style-name="ce1" office:value-type="float" office:value="2781596" calcext:value-type="float">
            <text:p>2781596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69075" calcext:value-type="float">
            <text:p>1269075</text:p>
          </table:table-cell>
          <table:table-cell table:style-name="ce1" office:value-type="float" office:value="2798536" calcext:value-type="float">
            <text:p>2798536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83955" calcext:value-type="float">
            <text:p>1283955</text:p>
          </table:table-cell>
          <table:table-cell table:style-name="ce1" office:value-type="float" office:value="2772817" calcext:value-type="float">
            <text:p>2772817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90291" calcext:value-type="float">
            <text:p>1290291</text:p>
          </table:table-cell>
          <table:table-cell table:style-name="ce1" office:value-type="float" office:value="2822469" calcext:value-type="float">
            <text:p>2822469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04735" calcext:value-type="float">
            <text:p>1304735</text:p>
          </table:table-cell>
          <table:table-cell table:style-name="ce1" office:value-type="float" office:value="2791923" calcext:value-type="float">
            <text:p>279192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15932" calcext:value-type="float">
            <text:p>1315932</text:p>
          </table:table-cell>
          <table:table-cell table:style-name="ce1" office:value-type="float" office:value="2803835" calcext:value-type="float">
            <text:p>2803835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27354" calcext:value-type="float">
            <text:p>1327354</text:p>
          </table:table-cell>
          <table:table-cell table:style-name="ce1" office:value-type="float" office:value="2836405" calcext:value-type="float">
            <text:p>2836405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2029" calcext:value-type="float">
            <text:p>1342029</text:p>
          </table:table-cell>
          <table:table-cell table:style-name="ce1" office:value-type="float" office:value="2805139" calcext:value-type="float">
            <text:p>2805139</text:p>
          </table:table-cell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4:27:27.957881471</meta:creation-date>
    <dc:date>2022-10-06T14:31:46.748327225</dc:date>
    <meta:editing-duration>PT4M19S</meta:editing-duration>
    <meta:editing-cycles>1</meta:editing-cycles>
    <meta:document-statistic meta:table-count="1" meta:cell-count="8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line" chart:style-name="ch1">
        <chart:legend chart:legend-position="end" svg:x="12.594cm" svg:y="4.199cm" style:legend-expansion="high" chart:style-name="ch2"/>
        <chart:plot-area chart:style-name="ch3" table:cell-range-address="'Hoja de datos'.A1:'Hoja de datos'.B29" chart:data-source-has-labels="both" svg:x="0.32cm" svg:y="0.179cm" svg:width="11.954cm" svg:height="8.639cm">
          <chartooo:coordinate-region svg:x="1.867cm" svg:y="0.379cm" svg:width="10.22cm" svg:height="7.793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de datos'.B2:'Hoja de datos'.B29" chart:label-cell-address="'Hoja de datos'.B1:'Hoja de datos'.B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</text:p>
                <draw:g>
                  <svg:desc>'Hoja de datos'.B1:'Hoja de datos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1073923">
                <text:p>1073923</text:p>
                <draw:g>
                  <svg:desc>'Hoja de datos'.B2:'Hoja de datos'.B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1263">
                <text:p>10812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86802">
                <text:p>1086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4102">
                <text:p>1094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6164">
                <text:p>10961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6666">
                <text:p>11066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10403">
                <text:p>11104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4038">
                <text:p>11240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31084">
                <text:p>11310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39496">
                <text:p>11394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50950">
                <text:p>11509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8983">
                <text:p>11589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69686">
                <text:p>11696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3573">
                <text:p>1183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9722">
                <text:p>11897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02267">
                <text:p>12022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12461">
                <text:p>12124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5187">
                <text:p>12251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35664">
                <text:p>12356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46542">
                <text:p>12465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56475">
                <text:p>12564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69075">
                <text:p>12690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83955">
                <text:p>12839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90291">
                <text:p>12902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04735">
                <text:p>13047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15932">
                <text:p>13159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27354">
                <text:p>13273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42029">
                <text:p>1342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line" chart:style-name="ch1">
        <chart:legend chart:legend-position="end" svg:x="12.277cm" svg:y="4.199cm" style:legend-expansion="high" chart:style-name="ch2"/>
        <chart:plot-area chart:style-name="ch3" table:cell-range-address="'Hoja de datos'.A1:'Hoja de datos'.A29 'Hoja de datos'.C1:'Hoja de datos'.C29" chart:data-source-has-labels="both" svg:x="0.32cm" svg:y="0.179cm" svg:width="11.637cm" svg:height="8.639cm">
          <chartooo:coordinate-region svg:x="1.867cm" svg:y="0.378cm" svg:width="9.903cm" svg:height="7.793cm"/>
          <chart:axis chart:dimension="x" chart:name="primary-x" chart:style-name="ch4" chartooo:axis-type="auto">
            <chartooo:date-scale/>
            <chart:categories table:cell-range-address="'Hoja de datos'.A2:'Hoja de datos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de datos'.C2:'Hoja de datos'.C29" chart:label-cell-address="'Hoja de datos'.C1:'Hoja de datos'.C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Hoja de datos'.A2:'Hoja de datos'.A29</svg:desc>
                </draw:g>
              </table:table-cell>
              <table:table-cell office:value-type="float" office:value="2832810">
                <text:p>2832810</text:p>
                <draw:g>
                  <svg:desc>'Hoja de datos'.C2:'Hoja de datos'.C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11390">
                <text:p>28113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7656">
                <text:p>2807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81856">
                <text:p>27818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88656">
                <text:p>27886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73946">
                <text:p>27739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99475">
                <text:p>2799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50727">
                <text:p>2750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54542">
                <text:p>27545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49484">
                <text:p>27494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16045">
                <text:p>2716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3381">
                <text:p>27633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57241">
                <text:p>27572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22363">
                <text:p>27223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49316">
                <text:p>27493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47145">
                <text:p>27471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47707">
                <text:p>27477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55600">
                <text:p>2755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52768">
                <text:p>27527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65578">
                <text:p>27655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781596">
                <text:p>27815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98536">
                <text:p>2798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72817">
                <text:p>27728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22469">
                <text:p>28224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91923">
                <text:p>27919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3835">
                <text:p>28038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36405">
                <text:p>2836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05139">
                <text:p>2805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